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535in" fo:margin-left="-0.0785in" table:align="left" style:writing-mode="lr-tb"/>
    </style:style>
    <style:style style:name="Table1.A" style:family="table-column">
      <style:table-column-properties style:column-width="2.4299in"/>
    </style:style>
    <style:style style:name="Table1.B" style:family="table-column">
      <style:table-column-properties style:column-width="4.2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-left="0.075in" fo:padding-right="0.075in" fo:padding-top="0.059in" fo:padding-bottom="0.059in" fo:border-left="0.5pt solid #000000" fo:border-right="none" fo:border-top="0.5pt solid #000000" fo:border-bottom="none" style:writing-mode="lr-tb"/>
    </style:style>
    <style:style style:name="Table1.B2" style:family="table-cell">
      <style:table-cell-properties style:vertical-align="top" fo:padding-left="0.075in" fo:padding-right="0.075in" fo:padding-top="0.059in" fo:padding-bottom="0.059in" fo:border-left="none" fo:border-right="0.5pt solid #000000" fo:border-top="0.5pt solid #000000" fo:border-bottom="none" style:writing-mode="lr-tb"/>
    </style:style>
    <style:style style:name="Table1.A3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4" style:family="table-row">
      <style:table-row-properties style:min-row-height="0.0361in" fo:keep-together="auto"/>
    </style:style>
    <style:style style:name="Table1.A4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4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5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6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7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7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8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8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9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none" style:writing-mode="lr-tb"/>
    </style:style>
    <style:style style:name="Table1.B9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none" style:writing-mode="lr-tb"/>
    </style:style>
    <style:style style:name="Table1.A10" style:family="table-cell">
      <style:table-cell-properties style:vertical-align="top" fo:padding-left="0.075in" fo:padding-right="0.075in" fo:padding-top="0.059in" fo:padding-bottom="0.059in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.059in" fo:padding-bottom="0.059in" fo:border-left="none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.0194in" fo:padding-bottom="0.0194in" fo:border="0.5pt solid #000000" style:writing-mode="lr-tb"/>
    </style:style>
    <style:style style:name="Table2" style:family="table">
      <style:table-properties style:width="6.4861in" table:align="left" style:writing-mode="lr-tb"/>
    </style:style>
    <style:style style:name="Table2.A" style:family="table-column">
      <style:table-column-properties style:column-width="1.62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.059in" fo:padding-bottom="0.059in" fo:border="none" style:writing-mode="lr-tb"/>
    </style:style>
    <style:style style:name="Table3" style:family="table">
      <style:table-properties style:width="6.5819in" fo:margin-left="-0.0431in" table:align="left" style:writing-mode="lr-tb"/>
    </style:style>
    <style:style style:name="Table3.A" style:family="table-column">
      <style:table-column-properties style:column-width="6.5819in"/>
    </style:style>
    <style:style style:name="Table3.1" style:family="table-row">
      <style:table-row-properties style:min-row-height="0.1799in" fo:keep-together="auto"/>
    </style:style>
    <style:style style:name="Table3.A1" style:family="table-cell">
      <style:table-cell-properties style:vertical-align="top" fo:background-color="#d9d9d9" fo:padding-left="0.0396in" fo:padding-right="0.0396in" fo:padding-top="0.0194in" fo:padding-bottom="0.0194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2" style:family="table-row">
      <style:table-row-properties style:min-row-height="0.1639in" fo:keep-together="auto"/>
    </style:style>
    <style:style style:name="Table3.A2" style:family="table-cell">
      <style:table-cell-properties style:vertical-align="top" fo:background-color="#d9d9d9" fo:padding-left="0.0396in" fo:padding-right="0.0396in" fo:padding-top="0.0194in" fo:padding-bottom="0.0194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6.5819in" fo:margin-left="-0.0431in" table:align="left" style:writing-mode="lr-tb"/>
    </style:style>
    <style:style style:name="Table4.A" style:family="table-column">
      <style:table-column-properties style:column-width="0.9146in"/>
    </style:style>
    <style:style style:name="Table4.B" style:family="table-column">
      <style:table-column-properties style:column-width="0.2681in"/>
    </style:style>
    <style:style style:name="Table4.C" style:family="table-column">
      <style:table-column-properties style:column-width="0.2361in"/>
    </style:style>
    <style:style style:name="Table4.G" style:family="table-column">
      <style:table-column-properties style:column-width="1.2597in"/>
    </style:style>
    <style:style style:name="Table4.M" style:family="table-column">
      <style:table-column-properties style:column-width="0.2757in"/>
    </style:style>
    <style:style style:name="Table4.P" style:family="table-column">
      <style:table-column-properties style:column-width="0.2431in"/>
    </style:style>
    <style:style style:name="Table4.1" style:family="table-row">
      <style:table-row-properties style:min-row-height="0.3389in" fo:keep-together="auto"/>
    </style:style>
    <style:style style:name="Table4.A1" style:family="table-cell">
      <style:table-cell-properties style:vertical-align="top" fo:background-color="#d9d9d9" fo:padding-left="0.0396in" fo:padding-right="0.0396in" fo:padding-top="0.0194in" fo:padding-bottom="0.0194in" fo:border-left="0.5pt solid #000000" fo:border-right="none" fo:border-top="0.5pt solid #000000" fo:border-bottom="none" style:writing-mode="lr-tb">
        <style:background-image/>
      </style:table-cell-properties>
    </style:style>
    <style:style style:name="Table4.B1" style:family="table-cell">
      <style:table-cell-properties style:vertical-align="top" fo:background-color="#d9d9d9" fo:padding-left="0.0396in" fo:padding-right="0.0396in" fo:padding-top="0.0194in" fo:padding-bottom="0.0194in" fo:border-left="none" fo:border-right="0.5pt solid #000000" fo:border-top="0.5pt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3in" fo:keep-together="auto"/>
    </style:style>
    <style:style style:name="Table4.A2" style:family="table-cell">
      <style:table-cell-properties style:vertical-align="top" fo:padding-left="0.0396in" fo:padding-right="0.0396in" fo:padding-top="0.0194in" fo:padding-bottom="0.0194in" fo:border-left="0.5pt solid #000000" fo:border-right="0.5pt solid #000000" fo:border-top="none" fo:border-bottom="none" style:writing-mode="lr-tb"/>
    </style:style>
    <style:style style:name="Table4.3" style:family="table-row">
      <style:table-row-properties style:min-row-height="0.0201in" fo:keep-together="auto"/>
    </style:style>
    <style:style style:name="Table4.A3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3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4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4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5" style:family="table-row">
      <style:table-row-properties style:min-row-height="0.0167in" fo:keep-together="auto"/>
    </style:style>
    <style:style style:name="Table4.A5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5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6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6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7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7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8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8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9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9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0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1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1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1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2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2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3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3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4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4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15" style:family="table-row">
      <style:table-row-properties style:min-row-height="0.0875in" fo:keep-together="auto"/>
    </style:style>
    <style:style style:name="Table4.A15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O1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5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16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O1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6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17" style:family="table-row">
      <style:table-row-properties style:min-row-height="0.2167in" fo:keep-together="auto"/>
    </style:style>
    <style:style style:name="Table4.A17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7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18" style:family="table-row">
      <style:table-row-properties style:min-row-height="0.0674in" fo:keep-together="auto"/>
    </style:style>
    <style:style style:name="Table4.A18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8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19" style:family="table-row">
      <style:table-row-properties style:min-row-height="0.1229in" fo:keep-together="auto"/>
    </style:style>
    <style:style style:name="Table4.A19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1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19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20" style:family="table-row">
      <style:table-row-properties style:min-row-height="0.0306in" fo:keep-together="auto"/>
    </style:style>
    <style:style style:name="Table4.A20" style:family="table-cell">
      <style:table-cell-properties style:vertical-align="top" fo:padding-left="0.0396in" fo:padding-right="0.0396in" fo:padding-top="0.0194in" fo:padding-bottom="0.0194in" fo:border-left="0.5pt solid #000000" fo:border-right="0.5pt solid #000000" fo:border-top="none" fo:border-bottom="none" style:writing-mode="lr-tb"/>
    </style:style>
    <style:style style:name="Table4.21" style:family="table-row">
      <style:table-row-properties style:min-row-height="0.0986in" fo:keep-together="auto"/>
    </style:style>
    <style:style style:name="Table4.A21" style:family="table-cell">
      <style:table-cell-properties style:vertical-align="top" fo:padding-left="0.0396in" fo:padding-right="0.0396in" fo:padding-top="0.0194in" fo:padding-bottom="0.0194in" fo:border-left="0.5pt solid #000000" fo:border-right="0.5pt solid #000000" fo:border-top="none" fo:border-bottom="none" style:writing-mode="lr-tb"/>
    </style:style>
    <style:style style:name="Table4.A22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2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2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23" style:family="table-row">
      <style:table-row-properties style:min-row-height="0.1479in" fo:keep-together="auto"/>
    </style:style>
    <style:style style:name="Table4.A23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3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3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24" style:family="table-row">
      <style:table-row-properties style:min-row-height="0.0792in" fo:keep-together="auto"/>
    </style:style>
    <style:style style:name="Table4.A24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4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4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25" style:family="table-row">
      <style:table-row-properties style:min-row-height="0.134in" fo:keep-together="auto"/>
    </style:style>
    <style:style style:name="Table4.A25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5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5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26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6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6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27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O27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7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28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O28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8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29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29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29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30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none" style:writing-mode="lr-tb"/>
    </style:style>
    <style:style style:name="Table4.C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D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E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F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G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H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I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J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K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L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M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N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O30" style:family="table-cell">
      <style:table-cell-properties style:vertical-align="top" fo:padding-left="0.0396in" fo:padding-right="0.0396in" fo:padding-top="0.0194in" fo:padding-bottom="0.0194in" fo:border="none" style:writing-mode="lr-tb"/>
    </style:style>
    <style:style style:name="Table4.P30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none" style:writing-mode="lr-tb"/>
    </style:style>
    <style:style style:name="Table4.A31" style:family="table-cell">
      <style:table-cell-properties style:vertical-align="top" fo:padding-left="0.0396in" fo:padding-right="0.0396in" fo:padding-top="0.0194in" fo:padding-bottom="0.0194in" fo:border-left="0.5pt solid #000000" fo:border-right="none" fo:border-top="none" fo:border-bottom="0.5pt solid #000000" style:writing-mode="lr-tb"/>
    </style:style>
    <style:style style:name="Table4.C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D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E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F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G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H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I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J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K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L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M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N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O31" style:family="table-cell">
      <style:table-cell-properties style:vertical-align="top" fo:padding-left="0.0396in" fo:padding-right="0.0396in" fo:padding-top="0.0194in" fo:padding-bottom="0.0194in" fo:border-left="none" fo:border-right="none" fo:border-top="none" fo:border-bottom="0.5pt solid #000000" style:writing-mode="lr-tb"/>
    </style:style>
    <style:style style:name="Table4.P31" style:family="table-cell">
      <style:table-cell-properties style:vertical-align="top" fo:padding-left="0.0396in" fo:padding-right="0.0396in" fo:padding-top="0.0194in" fo:padding-bottom="0.0194in" fo:border-left="none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style:snap-to-layout-grid="false"/>
      <style:text-properties fo:font-size="9pt" fo:language="en" fo:country="GB" fo:font-weight="bold" style:font-size-asian="9pt" style:font-weight-asian="bold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fo:language="en" fo:country="GB" style:font-size-asian="9pt" style:font-size-complex="9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9pt" fo:language="en" fo:country="GB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fo:font-size="9pt" style:font-size-asian="9pt" style:font-size-complex="9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16" style:family="paragraph" style:parent-style-name="Standard">
      <style:paragraph-properties style:snap-to-layout-grid="false"/>
      <style:text-properties fo:text-transform="uppercase"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text-align="end" style:justify-single-word="false" style:snap-to-layout-grid="false"/>
      <style:text-properties fo:text-transform="uppercase"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 style:snap-to-layout-grid="fals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1" style:family="paragraph" style:parent-style-name="Standard">
      <style:paragraph-properties fo:break-before="page"/>
      <style:text-properties fo:text-transform="uppercase" fo:font-weight="bold" style:font-weight-asian="bold"/>
    </style:style>
    <style:style style:name="P22" style:family="paragraph" style:parent-style-name="Standard">
      <style:paragraph-properties fo:margin-left="0.0083in" fo:margin-right="0in" fo:text-indent="0.0083in" style:auto-text-indent="false" style:snap-to-layout-grid="false"/>
      <style:text-properties fo:font-size="9pt" fo:language="en" fo:country="GB" fo:font-weight="bold" style:font-size-asian="9pt" style:font-weight-asian="bold" style:font-size-complex="9pt"/>
    </style:style>
    <style:style style:name="P23" style:family="paragraph" style:parent-style-name="Tabelle_20_-_20_Überschrift">
      <style:paragraph-properties style:snap-to-layout-grid="false"/>
    </style:style>
    <style:style style:name="P24" style:family="paragraph" style:parent-style-name="Tabelle_20_-_20_Überschrift">
      <style:paragraph-properties>
        <style:tab-stops>
          <style:tab-stop style:position="3.5in"/>
        </style:tab-stops>
      </style:paragraph-properties>
    </style:style>
    <style:style style:name="P25" style:family="paragraph" style:parent-style-name="Tabelle_20_-_20_Überschrift">
      <style:paragraph-properties>
        <style:tab-stops>
          <style:tab-stop style:position="3.5in"/>
        </style:tab-stops>
      </style:paragraph-properties>
      <style:text-properties fo:font-size="8pt" style:font-size-asian="8pt" style:font-size-complex="8pt"/>
    </style:style>
    <style:style style:name="P26" style:family="paragraph" style:parent-style-name="Tabelle_20_-_20_Überschrift">
      <style:paragraph-properties fo:text-align="justify" style:justify-single-word="false"/>
      <style:text-properties fo:font-size="8pt" style:font-size-asian="8pt" style:font-size-complex="8pt"/>
    </style:style>
    <style:style style:name="P27" style:family="paragraph" style:parent-style-name="Heading_20_1" style:master-page-name="Standard">
      <style:paragraph-properties style:page-number="auto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style:font-name-asian="Century Gothic" style:language-asian="none" style:country-asian="none"/>
    </style:style>
    <style:style style:name="T3" style:family="text">
      <style:text-properties style:font-name="Wingdings"/>
    </style:style>
    <style:style style:name="T4" style:family="text">
      <style:text-properties fo:text-transform="uppercase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GB"/>
    </style:style>
    <style:style style:name="T7" style:family="text">
      <style:text-properties fo:font-size="9pt" style:font-size-asian="9pt" style:font-size-complex="9pt" style:font-weight-complex="bold"/>
    </style:style>
    <style:style style:name="T8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Kompetenzprofi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elle_20_-_20_Überschrift">Persönliche Date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Name, Vorname(n):</text:p>
          </table:table-cell>
          <table:table-cell table:style-name="Table1.B2" office:value-type="string">
            <text:p text:style-name="Standard"><field:fieldmark text:name="__Fieldmark__0_1386084469" field:type="vnd.oasis.opendocument.field.FORMDROPDOWN"><field:param field:name="Dropdown_ListEntry" field:value="Herr"/><field:param field:name="Dropdown_ListEntry" field:value="Frau"/><field:param field:name="Dropdown_Selected" field:value="0"/></field:fieldmark><text:s/>Denk, Helmut</text:p>
          </table:table-cell>
        </table:table-row>
        <table:table-row table:style-name="Table1.2">
          <table:table-cell table:style-name="Table1.A3" office:value-type="string">
            <text:p text:style-name="Standard">Geburtsjahr:</text:p>
          </table:table-cell>
          <table:table-cell table:style-name="Table1.B3" office:value-type="string">
            <text:p text:style-name="Standard">1964</text:p>
          </table:table-cell>
        </table:table-row>
        <table:table-row table:style-name="Table1.4">
          <table:table-cell table:style-name="Table1.A4" office:value-type="string">
            <text:p text:style-name="Standard">Akademischer Grad:</text:p>
          </table:table-cell>
          <table:table-cell table:style-name="Table1.B4" office:value-type="string">
            <text:p text:style-name="Standard">Keiner</text:p>
          </table:table-cell>
        </table:table-row>
        <table:table-row table:style-name="Table1.4">
          <table:table-cell table:style-name="Table1.A5" office:value-type="string">
            <text:p text:style-name="Standard">Berufserfahrung (in Jahren)</text:p>
          </table:table-cell>
          <table:table-cell table:style-name="Table1.B5" office:value-type="string">
            <text:p text:style-name="Standard">20</text:p>
          </table:table-cell>
        </table:table-row>
        <table:table-row table:style-name="Table1.4">
          <table:table-cell table:style-name="Table1.A6" office:value-type="string">
            <text:p text:style-name="Standard">Vertiefungsrichtung/Schwerpunkt:</text:p>
          </table:table-cell>
          <table:table-cell table:style-name="Table1.B6" office:value-type="string">
            <text:p text:style-name="Standard"><field:fieldmark-start text:name="__Fieldmark__1_1386084469" field:type="vnd.oasis.opendocument.field.FORMTEXT"><field:param field:name="Description" field:value=""/><field:param field:name="Name" field:value="Text3"/></field:fieldmark-start> Applicationdevelopment, Softwareengineering, Testin<text:span text:style-name="T1">g    </text:span><field:fieldmark-end/></text:p>
          </table:table-cell>
        </table:table-row>
        <table:table-row table:style-name="Table1.4">
          <table:table-cell table:style-name="Table1.A7" office:value-type="string">
            <text:p text:style-name="Standard">Mobilität:</text:p>
          </table:table-cell>
          <table:table-cell table:style-name="Table1.B7" office:value-type="string">
            <text:p text:style-name="Standard"><field:fieldmark text:name="__Fieldmark__2_1386084469" field:type="vnd.oasis.opendocument.field.FORMCHECKBOX"><field:param field:name="Checkbox_HelpText" field:value=""/><field:param field:name="Checkbox_Name" field:value="Kontrollkästchen1"/></field:fieldmark><text:s/>deutschlandweit</text:p>
            <text:p text:style-name="Standard"><field:fieldmark text:name="__Fieldmark__3_1386084469" field:type="vnd.oasis.opendocument.field.FORMCHECKBOX"><field:param field:name="Checkbox_HelpText" field:value=""/><field:param field:name="Checkbox_Name" field:value="Kontrollkästchen2"/></field:fieldmark><text:s/>europaweit</text:p>
            <text:p text:style-name="Standard"><field:fieldmark text:name="__Fieldmark__4_1386084469" field:type="vnd.oasis.opendocument.field.FORMCHECKBOX"><field:param field:name="Checkbox_HelpText" field:value=""/><field:param field:name="Checkbox_Name" field:value="Kontrollkästchen3"/></field:fieldmark><text:s/>weltweit</text:p>
            <text:p text:style-name="Standard"><field:fieldmark text:name="__Fieldmark__5_1386084469" field:type="vnd.oasis.opendocument.field.FORMCHECKBOX"><field:param field:name="Checkbox_Checked" field:value="true"/><field:param field:name="Checkbox_HelpText" field:value=""/><field:param field:name="Checkbox_Name" field:value="Kontrollkästchen4"/></field:fieldmark><text:s/>Region / Großraum: Landshut/München</text:p>
          </table:table-cell>
        </table:table-row>
        <table:table-row table:style-name="Table1.4">
          <table:table-cell table:style-name="Table1.A8" office:value-type="string">
            <text:p text:style-name="Standard">Kündigungsfrist/Verfügbarkeit:</text:p>
          </table:table-cell>
          <table:table-cell table:style-name="Table1.B8" office:value-type="string">
            <text:p text:style-name="Standard">Sofort</text:p>
          </table:table-cell>
        </table:table-row>
        <table:table-row table:style-name="Table1.4">
          <table:table-cell table:style-name="Table1.A9" office:value-type="string">
            <text:p text:style-name="Standard">Gehaltsvorstellungen:</text:p>
          </table:table-cell>
          <table:table-cell table:style-name="Table1.B9" office:value-type="string">
            <text:p text:style-name="Standard"><field:fieldmark-start text:name="__Fieldmark__6_1386084469" field:type="vnd.oasis.opendocument.field.FORMTEXT"><field:param field:name="Description" field:value=""/><field:param field:name="Name" field:value="Text142"/></field:fieldmark-start><text:span text:style-name="T1">verhandelbar</text:span><field:fieldmark-end/> €/Jahr</text:p>
          </table:table-cell>
        </table:table-row>
        <table:table-row table:style-name="Table1.4">
          <table:table-cell table:style-name="Table1.A10" office:value-type="string">
            <text:p text:style-name="Standard">Führerscheinklassen:</text:p>
          </table:table-cell>
          <table:table-cell table:style-name="Table1.B10" office:value-type="string">
            <text:p text:style-name="Standard">3</text:p>
          </table:table-cell>
        </table:table-row>
        <table:table-row table:style-name="Table1.1">
          <table:table-cell table:style-name="Table1.A1" table:number-columns-spanned="2" office:value-type="string">
            <text:p text:style-name="Tabelle_20_-_20_Überschrift">Fremdsprachen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able:table table:name="Table2" table:style-name="Table2">
              <table:table-column table:style-name="Table2.A" table:number-columns-repeated="4"/>
              <table:table-row table:style-name="Table2.1">
                <table:table-cell table:style-name="Table2.A1" office:value-type="string">
                  <text:p text:style-name="Standard">Deutsch:</text:p>
                </table:table-cell>
                <table:table-cell table:style-name="Table2.A1" office:value-type="string">
                  <text:p text:style-name="Standard"><field:fieldmark text:name="__Fieldmark__7_1386084469" field:type="vnd.oasis.opendocument.field.FORMDROPDOWN"><field:param field:name="Dropdown_ListEntry" field:value="Muttersprache"/><field:param field:name="Dropdown_ListEntry" field:value="fließend"/><field:param field:name="Dropdown_ListEntry" field:value="fortgeschrittene Kenntnisse"/><field:param field:name="Dropdown_ListEntry" field:value="gute Kenntnisse"/><field:param field:name="Dropdown_ListEntry" field:value="Grundkenntnisse"/><field:param field:name="Dropdown_ListEntry" field:value="keine Kenntnisse"/><field:param field:name="Dropdown_Selected" field:value="0"/></field:fieldmark></text:p>
                </table:table-cell>
                <table:table-cell table:style-name="Table2.A1" office:value-type="string">
                  <text:p text:style-name="Standard">Englisch:</text:p>
                </table:table-cell>
                <table:table-cell table:style-name="Table2.A1" office:value-type="string">
                  <text:p text:style-name="Standard">gut</text:p>
                </table:table-cell>
              </table:table-row>
              <table:table-row table:style-name="Table2.1">
                <table:table-cell table:style-name="Table2.A1" office:value-type="string">
                  <text:p text:style-name="Standard">Spanisch:</text:p>
                </table:table-cell>
                <table:table-cell table:style-name="Table2.A1" office:value-type="string">
                  <text:p text:style-name="Standard">ein wenig</text:p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  <table:table-row table:style-name="Table2.1"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23"/>
                </table:table-cell>
                <table:table-cell table:style-name="Table2.A1" office:value-type="string">
                  <text:p text:style-name="P23"/>
                </table:table-cell>
              </table:table-row>
            </table:table>
            <text:p text:style-name="Tabelle_20_-_20_Überschrift"/>
          </table:table-cell>
          <table:covered-table-cell/>
        </table:table-row>
      </table:table>
      <text:p text:style-name="P2"/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Technische Kompetenzen <text:s text:c="7"/></text:p>
          </table:table-cell>
        </table:table-row>
        <table:table-row table:style-name="Table3.2">
          <table:table-cell table:style-name="Table3.A2" office:value-type="string">
            <text:p text:style-name="Tabelle_20_-_20_Überschrift">Legende: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column table:style-name="Table4.C" table:number-columns-repeated="4"/>
        <table:table-column table:style-name="Table4.G"/>
        <table:table-column table:style-name="Table4.M"/>
        <table:table-column table:style-name="Table4.C" table:number-columns-repeated="2"/>
        <table:table-column table:style-name="Table4.P"/>
        <table:table-row table:style-name="Table4.1">
          <table:table-cell table:style-name="Table4.A1" office:value-type="string">
            <text:p text:style-name="P25">1 <text:span text:style-name="T3"></text:span> Experte <text:s text:c="3"/></text:p>
            <text:p text:style-name="P25">2 <text:span text:style-name="T3"></text:span> erweitert</text:p>
            <text:p text:style-name="P25">3 <text:span text:style-name="T3"></text:span> gut <text:s text:c="10"/></text:p>
            <text:p text:style-name="P25">4 <text:span text:style-name="T3"></text:span> Basics <text:s text:c="5"/></text:p>
          </table:table-cell>
          <table:table-cell table:style-name="Table4.B1" table:number-columns-spanned="15" office:value-type="string">
            <text:p text:style-name="P25">= spezialist, überdurchschnittlich umfangreiches Wissen und Praxis vorhanden</text:p>
            <text:p text:style-name="P25">= tägliche und sichere Anwendung in der praxis über einen längeren Zeitraum</text:p>
            <text:p text:style-name="P26">= theoretische kenntnisse und erste anwendung in der praxis </text:p>
            <text:p text:style-name="P25">= durch Studium/Aus- und Weiterbildung erworbenes Wissen, keine/weinig praxis vorhan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16" office:value-type="string">
            <text:p text:style-name="P3"><text:span text:style-name="T4"><text:line-break/></text:span>Kenntnisse im Bereich der Softwareentwicklu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2" office:value-type="string">
            <text:p text:style-name="P16"/>
          </table:table-cell>
          <table:covered-table-cell/>
          <table:table-cell table:style-name="Table4.C3" office:value-type="string">
            <text:p text:style-name="P4">1</text:p>
          </table:table-cell>
          <table:table-cell table:style-name="Table4.D3" office:value-type="string">
            <text:p text:style-name="P4">2</text:p>
          </table:table-cell>
          <table:table-cell table:style-name="Table4.E3" office:value-type="string">
            <text:p text:style-name="P4">3</text:p>
          </table:table-cell>
          <table:table-cell table:style-name="Table4.F3" office:value-type="string">
            <text:p text:style-name="P4">4</text:p>
          </table:table-cell>
          <table:table-cell table:style-name="Table4.G3" office:value-type="string">
            <text:p text:style-name="P22"/>
          </table:table-cell>
          <table:table-cell table:style-name="Table4.H3" office:value-type="string">
            <text:p text:style-name="P4">1</text:p>
          </table:table-cell>
          <table:table-cell table:style-name="Table4.I3" office:value-type="string">
            <text:p text:style-name="P4">2</text:p>
          </table:table-cell>
          <table:table-cell table:style-name="Table4.J3" office:value-type="string">
            <text:p text:style-name="P4">3</text:p>
          </table:table-cell>
          <table:table-cell table:style-name="Table4.K3" office:value-type="string">
            <text:p text:style-name="P4">4</text:p>
          </table:table-cell>
          <table:table-cell table:style-name="Table4.L3" office:value-type="string">
            <text:p text:style-name="P7"/>
          </table:table-cell>
          <table:table-cell table:style-name="Table4.M3" office:value-type="string">
            <text:p text:style-name="P4">1</text:p>
          </table:table-cell>
          <table:table-cell table:style-name="Table4.N3" office:value-type="string">
            <text:p text:style-name="P4">2</text:p>
          </table:table-cell>
          <table:table-cell table:style-name="Table4.O3" office:value-type="string">
            <text:p text:style-name="P4">3</text:p>
          </table:table-cell>
          <table:table-cell table:style-name="Table4.P3" office:value-type="string">
            <text:p text:style-name="P4">4</text:p>
          </table:table-cell>
        </table:table-row>
        <table:table-row table:style-name="Table4.3">
          <table:table-cell table:style-name="Table4.A4" table:number-columns-spanned="2" office:value-type="string">
            <text:p text:style-name="P15">Assembler:</text:p>
          </table:table-cell>
          <table:covered-table-cell/>
          <table:table-cell table:style-name="Table4.C4" office:value-type="string">
            <text:p text:style-name="P11"><field:fieldmark text:name="__Fieldmark__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4" office:value-type="string">
            <text:p text:style-name="P11"><field:fieldmark text:name="__Fieldmark__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4" office:value-type="string">
            <text:p text:style-name="P11"><field:fieldmark text:name="__Fieldmark__10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4" office:value-type="string">
            <text:p text:style-name="P11"><field:fieldmark text:name="__Fieldmark__1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4" office:value-type="string">
            <text:p text:style-name="P8">ADA:</text:p>
          </table:table-cell>
          <table:table-cell table:style-name="Table4.H4" office:value-type="string">
            <text:p text:style-name="P11"><field:fieldmark text:name="__Fieldmark__1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4" office:value-type="string">
            <text:p text:style-name="P11"><field:fieldmark text:name="__Fieldmark__1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4" office:value-type="string">
            <text:p text:style-name="P11"><field:fieldmark text:name="__Fieldmark__1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4" office:value-type="string">
            <text:p text:style-name="P11"><field:fieldmark text:name="__Fieldmark__1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4" office:value-type="string">
            <text:p text:style-name="P8">Rhapsody:</text:p>
          </table:table-cell>
          <table:table-cell table:style-name="Table4.M4" office:value-type="string">
            <text:p text:style-name="P11"><field:fieldmark text:name="__Fieldmark__1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4" office:value-type="string">
            <text:p text:style-name="P11"><field:fieldmark text:name="__Fieldmark__1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4" office:value-type="string">
            <text:p text:style-name="P11"><field:fieldmark text:name="__Fieldmark__1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4" office:value-type="string">
            <text:p text:style-name="P11"><field:fieldmark text:name="__Fieldmark__19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5" table:number-columns-spanned="2" office:value-type="string">
            <text:p text:style-name="P8">C:</text:p>
          </table:table-cell>
          <table:covered-table-cell/>
          <table:table-cell table:style-name="Table4.C5" office:value-type="string">
            <text:p text:style-name="P11"><field:fieldmark text:name="__Fieldmark__2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5" office:value-type="string">
            <text:p text:style-name="P11"><field:fieldmark text:name="__Fieldmark__21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5" office:value-type="string">
            <text:p text:style-name="P11"><field:fieldmark text:name="__Fieldmark__2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5" office:value-type="string">
            <text:p text:style-name="P11"><field:fieldmark text:name="__Fieldmark__2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5" office:value-type="string">
            <text:p text:style-name="P8">Python:</text:p>
          </table:table-cell>
          <table:table-cell table:style-name="Table4.H5" office:value-type="string">
            <text:p text:style-name="P11"><field:fieldmark text:name="__Fieldmark__2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5" office:value-type="string">
            <text:p text:style-name="P11"><field:fieldmark text:name="__Fieldmark__2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5" office:value-type="string">
            <text:p text:style-name="P11"><field:fieldmark text:name="__Fieldmark__2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5" office:value-type="string">
            <text:p text:style-name="P11"><field:fieldmark text:name="__Fieldmark__2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L5" office:value-type="string">
            <text:p text:style-name="P8">Cl. Case:</text:p>
          </table:table-cell>
          <table:table-cell table:style-name="Table4.M5" office:value-type="string">
            <text:p text:style-name="P11"><field:fieldmark text:name="__Fieldmark__2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5" office:value-type="string">
            <text:p text:style-name="P11"><field:fieldmark text:name="__Fieldmark__2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5" office:value-type="string">
            <text:p text:style-name="P11"><field:fieldmark text:name="__Fieldmark__3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5" office:value-type="string">
            <text:p text:style-name="P11"><field:fieldmark text:name="__Fieldmark__31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6" table:number-columns-spanned="2" office:value-type="string">
            <text:p text:style-name="P8">C++:</text:p>
          </table:table-cell>
          <table:covered-table-cell/>
          <table:table-cell table:style-name="Table4.C6" office:value-type="string">
            <text:p text:style-name="P11"><field:fieldmark text:name="__Fieldmark__3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6" office:value-type="string">
            <text:p text:style-name="P11"><field:fieldmark text:name="__Fieldmark__33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E6" office:value-type="string">
            <text:p text:style-name="P11"><field:fieldmark text:name="__Fieldmark__34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6" office:value-type="string">
            <text:p text:style-name="P11"><field:fieldmark text:name="__Fieldmark__3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6" office:value-type="string">
            <text:p text:style-name="P8">Java:</text:p>
          </table:table-cell>
          <table:table-cell table:style-name="Table4.H6" office:value-type="string">
            <text:p text:style-name="P11"><field:fieldmark text:name="__Fieldmark__36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I6" office:value-type="string">
            <text:p text:style-name="P11"><field:fieldmark text:name="__Fieldmark__3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6" office:value-type="string">
            <text:p text:style-name="P11"><field:fieldmark text:name="__Fieldmark__3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6" office:value-type="string">
            <text:p text:style-name="P11"><field:fieldmark text:name="__Fieldmark__3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6" office:value-type="string">
            <text:p text:style-name="P8">Cl. Quest:</text:p>
          </table:table-cell>
          <table:table-cell table:style-name="Table4.M6" office:value-type="string">
            <text:p text:style-name="P11"><field:fieldmark text:name="__Fieldmark__4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6" office:value-type="string">
            <text:p text:style-name="P11"><field:fieldmark text:name="__Fieldmark__4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6" office:value-type="string">
            <text:p text:style-name="P11"><field:fieldmark text:name="__Fieldmark__4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6" office:value-type="string">
            <text:p text:style-name="P11"><field:fieldmark text:name="__Fieldmark__43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7" table:number-columns-spanned="2" office:value-type="string">
            <text:p text:style-name="P8">C#:</text:p>
          </table:table-cell>
          <table:covered-table-cell/>
          <table:table-cell table:style-name="Table4.C7" office:value-type="string">
            <text:p text:style-name="P11"><field:fieldmark text:name="__Fieldmark__4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7" office:value-type="string">
            <text:p text:style-name="P11"><field:fieldmark text:name="__Fieldmark__4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7" office:value-type="string">
            <text:p text:style-name="P11"><field:fieldmark text:name="__Fieldmark__4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7" office:value-type="string">
            <text:p text:style-name="P11"><field:fieldmark text:name="__Fieldmark__4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7" office:value-type="string">
            <text:p text:style-name="P8">Java Script:</text:p>
          </table:table-cell>
          <table:table-cell table:style-name="Table4.H7" office:value-type="string">
            <text:p text:style-name="P11"><field:fieldmark text:name="__Fieldmark__4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7" office:value-type="string">
            <text:p text:style-name="P11"><field:fieldmark text:name="__Fieldmark__49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J7" office:value-type="string">
            <text:p text:style-name="P11"><field:fieldmark text:name="__Fieldmark__5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7" office:value-type="string">
            <text:p text:style-name="P11"><field:fieldmark text:name="__Fieldmark__5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7" office:value-type="string">
            <text:p text:style-name="P13">Fortran:</text:p>
          </table:table-cell>
          <table:table-cell table:style-name="Table4.M7" office:value-type="string">
            <text:p text:style-name="P11"><field:fieldmark text:name="__Fieldmark__5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7" office:value-type="string">
            <text:p text:style-name="P11"><field:fieldmark text:name="__Fieldmark__5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7" office:value-type="string">
            <text:p text:style-name="P11"><field:fieldmark text:name="__Fieldmark__5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7" office:value-type="string">
            <text:p text:style-name="P11"><field:fieldmark text:name="__Fieldmark__5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</table:table-row>
        <table:table-row table:style-name="Table4.5">
          <table:table-cell table:style-name="Table4.A8" table:number-columns-spanned="2" office:value-type="string">
            <text:p text:style-name="P8">Embedded C:</text:p>
          </table:table-cell>
          <table:covered-table-cell/>
          <table:table-cell table:style-name="Table4.C8" office:value-type="string">
            <text:p text:style-name="P11"><field:fieldmark text:name="__Fieldmark__5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8" office:value-type="string">
            <text:p text:style-name="P11"><field:fieldmark text:name="__Fieldmark__5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8" office:value-type="string">
            <text:p text:style-name="P11"><field:fieldmark text:name="__Fieldmark__5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8" office:value-type="string">
            <text:p text:style-name="P11"><field:fieldmark text:name="__Fieldmark__5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8" office:value-type="string">
            <text:p text:style-name="P8">Groovy:</text:p>
          </table:table-cell>
          <table:table-cell table:style-name="Table4.H8" office:value-type="string">
            <text:p text:style-name="P11"><field:fieldmark text:name="__Fieldmark__6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8" office:value-type="string">
            <text:p text:style-name="P11"><field:fieldmark text:name="__Fieldmark__61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J8" office:value-type="string">
            <text:p text:style-name="P11"><field:fieldmark text:name="__Fieldmark__6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8" office:value-type="string">
            <text:p text:style-name="P11"><field:fieldmark text:name="__Fieldmark__6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8" office:value-type="string">
            <text:p text:style-name="P13">Matlab:</text:p>
          </table:table-cell>
          <table:table-cell table:style-name="Table4.M8" office:value-type="string">
            <text:p text:style-name="P11"><field:fieldmark text:name="__Fieldmark__6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8" office:value-type="string">
            <text:p text:style-name="P11"><field:fieldmark text:name="__Fieldmark__6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8" office:value-type="string">
            <text:p text:style-name="P11"><field:fieldmark text:name="__Fieldmark__6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8" office:value-type="string">
            <text:p text:style-name="P11"><field:fieldmark text:name="__Fieldmark__67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9" table:number-columns-spanned="2" office:value-type="string">
            <text:p text:style-name="P8">Visual C++:</text:p>
          </table:table-cell>
          <table:covered-table-cell/>
          <table:table-cell table:style-name="Table4.C9" office:value-type="string">
            <text:p text:style-name="P11"><field:fieldmark text:name="__Fieldmark__6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9" office:value-type="string">
            <text:p text:style-name="P11"><field:fieldmark text:name="__Fieldmark__6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9" office:value-type="string">
            <text:p text:style-name="P11"><field:fieldmark text:name="__Fieldmark__7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9" office:value-type="string">
            <text:p text:style-name="P11"><field:fieldmark text:name="__Fieldmark__7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9" office:value-type="string">
            <text:p text:style-name="P8">UML:</text:p>
          </table:table-cell>
          <table:table-cell table:style-name="Table4.H9" office:value-type="string">
            <text:p text:style-name="P11"><field:fieldmark text:name="__Fieldmark__7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9" office:value-type="string">
            <text:p text:style-name="P11"><field:fieldmark text:name="__Fieldmark__7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9" office:value-type="string">
            <text:p text:style-name="P11"><field:fieldmark text:name="__Fieldmark__74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K9" office:value-type="string">
            <text:p text:style-name="P11"><field:fieldmark text:name="__Fieldmark__7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9" office:value-type="string">
            <text:p text:style-name="P13">Assembly:</text:p>
          </table:table-cell>
          <table:table-cell table:style-name="Table4.M9" office:value-type="string">
            <text:p text:style-name="P11"><field:fieldmark text:name="__Fieldmark__7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9" office:value-type="string">
            <text:p text:style-name="P11"><field:fieldmark text:name="__Fieldmark__7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9" office:value-type="string">
            <text:p text:style-name="P11"><field:fieldmark text:name="__Fieldmark__7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9" office:value-type="string">
            <text:p text:style-name="P11"><field:fieldmark text:name="__Fieldmark__79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10" table:number-columns-spanned="2" office:value-type="string">
            <text:p text:style-name="P8">Perl:</text:p>
          </table:table-cell>
          <table:covered-table-cell/>
          <table:table-cell table:style-name="Table4.C10" office:value-type="string">
            <text:p text:style-name="P11"><field:fieldmark text:name="__Fieldmark__8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0" office:value-type="string">
            <text:p text:style-name="P11"><field:fieldmark text:name="__Fieldmark__8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10" office:value-type="string">
            <text:p text:style-name="P11"><field:fieldmark text:name="__Fieldmark__8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10" office:value-type="string">
            <text:p text:style-name="P11"><field:fieldmark text:name="__Fieldmark__83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G10" office:value-type="string">
            <text:p text:style-name="P8">XML:</text:p>
          </table:table-cell>
          <table:table-cell table:style-name="Table4.H10" office:value-type="string">
            <text:p text:style-name="P11"><field:fieldmark text:name="__Fieldmark__8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0" office:value-type="string">
            <text:p text:style-name="P11"><field:fieldmark text:name="__Fieldmark__8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J10" office:value-type="string">
            <text:p text:style-name="P11"><field:fieldmark text:name="__Fieldmark__8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0" office:value-type="string">
            <text:p text:style-name="P11"><field:fieldmark text:name="__Fieldmark__8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0" office:value-type="string">
            <text:p text:style-name="P13">XSLT:</text:p>
          </table:table-cell>
          <table:table-cell table:style-name="Table4.M10" office:value-type="string">
            <text:p text:style-name="P11"><field:fieldmark text:name="__Fieldmark__8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0" office:value-type="string">
            <text:p text:style-name="P11"><field:fieldmark text:name="__Fieldmark__8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10" office:value-type="string">
            <text:p text:style-name="P11"><field:fieldmark text:name="__Fieldmark__90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P10" office:value-type="string">
            <text:p text:style-name="P11"><field:fieldmark text:name="__Fieldmark__91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11" table:number-columns-spanned="2" office:value-type="string">
            <text:p text:style-name="P8">Pascal.:</text:p>
          </table:table-cell>
          <table:covered-table-cell/>
          <table:table-cell table:style-name="Table4.C11" office:value-type="string">
            <text:p text:style-name="P11"><field:fieldmark text:name="__Fieldmark__9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1" office:value-type="string">
            <text:p text:style-name="P11"><field:fieldmark text:name="__Fieldmark__93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E11" office:value-type="string">
            <text:p text:style-name="P11"><field:fieldmark text:name="__Fieldmark__94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11" office:value-type="string">
            <text:p text:style-name="P11"><field:fieldmark text:name="__Fieldmark__9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11" office:value-type="string">
            <text:p text:style-name="P8">ASCET:</text:p>
          </table:table-cell>
          <table:table-cell table:style-name="Table4.H11" office:value-type="string">
            <text:p text:style-name="P11"><field:fieldmark text:name="__Fieldmark__9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1" office:value-type="string">
            <text:p text:style-name="P11"><field:fieldmark text:name="__Fieldmark__9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1" office:value-type="string">
            <text:p text:style-name="P11"><field:fieldmark text:name="__Fieldmark__9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1" office:value-type="string">
            <text:p text:style-name="P11"><field:fieldmark text:name="__Fieldmark__9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1" office:value-type="string">
            <text:p text:style-name="P13">VBA:</text:p>
          </table:table-cell>
          <table:table-cell table:style-name="Table4.M11" office:value-type="string">
            <text:p text:style-name="P11"><field:fieldmark text:name="__Fieldmark__10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1" office:value-type="string">
            <text:p text:style-name="P11"><field:fieldmark text:name="__Fieldmark__10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11" office:value-type="string">
            <text:p text:style-name="P11"><field:fieldmark text:name="__Fieldmark__10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11" office:value-type="string">
            <text:p text:style-name="P11"><field:fieldmark text:name="__Fieldmark__103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12" table:number-columns-spanned="2" office:value-type="string">
            <text:p text:style-name="P8">CVS/SVN:</text:p>
          </table:table-cell>
          <table:covered-table-cell/>
          <table:table-cell table:style-name="Table4.C12" office:value-type="string">
            <text:p text:style-name="P11"><field:fieldmark text:name="__Fieldmark__10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2" office:value-type="string">
            <text:p text:style-name="P11"><field:fieldmark text:name="__Fieldmark__10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12" office:value-type="string">
            <text:p text:style-name="P11"><field:fieldmark text:name="__Fieldmark__106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12" office:value-type="string">
            <text:p text:style-name="P11"><field:fieldmark text:name="__Fieldmark__10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12" office:value-type="string">
            <text:p text:style-name="P8">Doors:</text:p>
          </table:table-cell>
          <table:table-cell table:style-name="Table4.H12" office:value-type="string">
            <text:p text:style-name="P11"><field:fieldmark text:name="__Fieldmark__10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2" office:value-type="string">
            <text:p text:style-name="P11"><field:fieldmark text:name="__Fieldmark__10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2" office:value-type="string">
            <text:p text:style-name="P11"><field:fieldmark text:name="__Fieldmark__11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2" office:value-type="string">
            <text:p text:style-name="P11"><field:fieldmark text:name="__Fieldmark__11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2" office:value-type="string">
            <text:p text:style-name="P19"><text:span text:style-name="T6">LISP</text:span><text:span text:style-name="T7">:</text:span></text:p>
          </table:table-cell>
          <table:table-cell table:style-name="Table4.M12" office:value-type="string">
            <text:p text:style-name="P11"><field:fieldmark text:name="__Fieldmark__11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2" office:value-type="string">
            <text:p text:style-name="P11"><field:fieldmark text:name="__Fieldmark__113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O12" office:value-type="string">
            <text:p text:style-name="P11"><field:fieldmark text:name="__Fieldmark__11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12" office:value-type="string">
            <text:p text:style-name="P11"><field:fieldmark text:name="__Fieldmark__115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13" table:number-columns-spanned="2" office:value-type="string">
            <text:p text:style-name="P8">Spring:</text:p>
          </table:table-cell>
          <table:covered-table-cell/>
          <table:table-cell table:style-name="Table4.C13" office:value-type="string">
            <text:p text:style-name="P11"><field:fieldmark text:name="__Fieldmark__11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3" office:value-type="string">
            <text:p text:style-name="P11"><field:fieldmark text:name="__Fieldmark__11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13" office:value-type="string">
            <text:p text:style-name="P11"><field:fieldmark text:name="__Fieldmark__11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13" office:value-type="string">
            <text:p text:style-name="P11"><field:fieldmark text:name="__Fieldmark__11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13" office:value-type="string">
            <text:p text:style-name="P8">Rat. Rose:</text:p>
          </table:table-cell>
          <table:table-cell table:style-name="Table4.H13" office:value-type="string">
            <text:p text:style-name="P11"><field:fieldmark text:name="__Fieldmark__12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3" office:value-type="string">
            <text:p text:style-name="P11"><field:fieldmark text:name="__Fieldmark__12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3" office:value-type="string">
            <text:p text:style-name="P11"><field:fieldmark text:name="__Fieldmark__12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3" office:value-type="string">
            <text:p text:style-name="P11"><field:fieldmark text:name="__Fieldmark__12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3" office:value-type="string">
            <text:p text:style-name="P13">Clojure:</text:p>
          </table:table-cell>
          <table:table-cell table:style-name="Table4.M13" office:value-type="string">
            <text:p text:style-name="P11"><field:fieldmark text:name="__Fieldmark__12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3" office:value-type="string">
            <text:p text:style-name="P11"><field:fieldmark text:name="__Fieldmark__12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O13" office:value-type="string">
            <text:p text:style-name="P11"><field:fieldmark text:name="__Fieldmark__12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13" office:value-type="string">
            <text:p text:style-name="P11"><field:fieldmark text:name="__Fieldmark__127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5">
          <table:table-cell table:style-name="Table4.A14" table:number-columns-spanned="2" office:value-type="string">
            <text:p text:style-name="P8">Tcl/Tk:</text:p>
          </table:table-cell>
          <table:covered-table-cell/>
          <table:table-cell table:style-name="Table4.C14" office:value-type="string">
            <text:p text:style-name="P11"><field:fieldmark text:name="__Fieldmark__12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4" office:value-type="string">
            <text:p text:style-name="P11"><field:fieldmark text:name="__Fieldmark__12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14" office:value-type="string">
            <text:p text:style-name="P11"><field:fieldmark text:name="__Fieldmark__13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14" office:value-type="string">
            <text:p text:style-name="P11"><field:fieldmark text:name="__Fieldmark__13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14" office:value-type="string">
            <text:p text:style-name="P8">ControlDesk:</text:p>
          </table:table-cell>
          <table:table-cell table:style-name="Table4.H14" office:value-type="string">
            <text:p text:style-name="P11"><field:fieldmark text:name="__Fieldmark__13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4" office:value-type="string">
            <text:p text:style-name="P11"><field:fieldmark text:name="__Fieldmark__13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4" office:value-type="string">
            <text:p text:style-name="P11"><field:fieldmark text:name="__Fieldmark__13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4" office:value-type="string">
            <text:p text:style-name="P11"><field:fieldmark text:name="__Fieldmark__13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4" office:value-type="string">
            <text:p text:style-name="P13">Grails:</text:p>
          </table:table-cell>
          <table:table-cell table:style-name="Table4.M14" office:value-type="string">
            <text:p text:style-name="P11"><field:fieldmark text:name="__Fieldmark__13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4" office:value-type="string">
            <text:p text:style-name="P11"><field:fieldmark text:name="__Fieldmark__13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O14" office:value-type="string">
            <text:p text:style-name="P11"><field:fieldmark text:name="__Fieldmark__138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P14" office:value-type="string">
            <text:p text:style-name="P11"><field:fieldmark text:name="__Fieldmark__139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15">
          <table:table-cell table:style-name="Table4.A15" table:number-columns-spanned="14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15" office:value-type="string">
            <text:p text:style-name="P23"/>
          </table:table-cell>
          <table:table-cell table:style-name="Table4.P15" office:value-type="string">
            <text:p text:style-name="P23"/>
          </table:table-cell>
        </table:table-row>
        <table:table-row table:style-name="Table4.15">
          <table:table-cell table:style-name="Table4.A16" table:number-columns-spanned="14" office:value-type="string">
            <text:p text:style-name="P3">Kenntnisse von Datenbank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16" office:value-type="string">
            <text:p text:style-name="P23"/>
          </table:table-cell>
          <table:table-cell table:style-name="Table4.P16" office:value-type="string">
            <text:p text:style-name="P23"/>
          </table:table-cell>
        </table:table-row>
        <table:table-row table:style-name="Table4.17">
          <table:table-cell table:style-name="Table4.A17" table:number-columns-spanned="2" office:value-type="string">
            <text:p text:style-name="P12"/>
          </table:table-cell>
          <table:covered-table-cell/>
          <table:table-cell table:style-name="Table4.C17" office:value-type="string">
            <text:p text:style-name="P4">1</text:p>
          </table:table-cell>
          <table:table-cell table:style-name="Table4.D17" office:value-type="string">
            <text:p text:style-name="P4">2</text:p>
          </table:table-cell>
          <table:table-cell table:style-name="Table4.E17" office:value-type="string">
            <text:p text:style-name="P4">3</text:p>
          </table:table-cell>
          <table:table-cell table:style-name="Table4.F17" office:value-type="string">
            <text:p text:style-name="P4">4</text:p>
          </table:table-cell>
          <table:table-cell table:style-name="Table4.G17" office:value-type="string">
            <text:p text:style-name="P5"/>
          </table:table-cell>
          <table:table-cell table:style-name="Table4.H17" office:value-type="string">
            <text:p text:style-name="P4">1</text:p>
          </table:table-cell>
          <table:table-cell table:style-name="Table4.I17" office:value-type="string">
            <text:p text:style-name="P4">2</text:p>
          </table:table-cell>
          <table:table-cell table:style-name="Table4.J17" office:value-type="string">
            <text:p text:style-name="P4">3</text:p>
          </table:table-cell>
          <table:table-cell table:style-name="Table4.K17" office:value-type="string">
            <text:p text:style-name="P4">4</text:p>
          </table:table-cell>
          <table:table-cell table:style-name="Table4.L17" office:value-type="string">
            <text:p text:style-name="P5"/>
          </table:table-cell>
          <table:table-cell table:style-name="Table4.M17" office:value-type="string">
            <text:p text:style-name="P4">1</text:p>
          </table:table-cell>
          <table:table-cell table:style-name="Table4.N17" office:value-type="string">
            <text:p text:style-name="P4">2</text:p>
          </table:table-cell>
          <table:table-cell table:style-name="Table4.O17" office:value-type="string">
            <text:p text:style-name="P4">3</text:p>
          </table:table-cell>
          <table:table-cell table:style-name="Table4.P17" office:value-type="string">
            <text:p text:style-name="P4">4</text:p>
          </table:table-cell>
        </table:table-row>
        <table:table-row table:style-name="Table4.18">
          <table:table-cell table:style-name="Table4.A18" table:number-columns-spanned="2" office:value-type="string">
            <text:p text:style-name="P15">Oracle:</text:p>
          </table:table-cell>
          <table:covered-table-cell/>
          <table:table-cell table:style-name="Table4.C18" office:value-type="string">
            <text:p text:style-name="P11"><field:fieldmark text:name="__Fieldmark__14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8" office:value-type="string">
            <text:p text:style-name="P11"><field:fieldmark text:name="__Fieldmark__14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18" office:value-type="string">
            <text:p text:style-name="P11"><field:fieldmark text:name="__Fieldmark__14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18" office:value-type="string">
            <text:p text:style-name="P11"><field:fieldmark text:name="__Fieldmark__143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G18" office:value-type="string">
            <text:p text:style-name="P8">MS-SQL-Server:</text:p>
          </table:table-cell>
          <table:table-cell table:style-name="Table4.H18" office:value-type="string">
            <text:p text:style-name="P11"><field:fieldmark text:name="__Fieldmark__14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8" office:value-type="string">
            <text:p text:style-name="P11"><field:fieldmark text:name="__Fieldmark__14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8" office:value-type="string">
            <text:p text:style-name="P11"><field:fieldmark text:name="__Fieldmark__14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18" office:value-type="string">
            <text:p text:style-name="P11"><field:fieldmark text:name="__Fieldmark__14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L18" office:value-type="string">
            <text:p text:style-name="P10"><text:span text:style-name="T8">SAP</text:span>:</text:p>
          </table:table-cell>
          <table:table-cell table:style-name="Table4.M18" office:value-type="string">
            <text:p text:style-name="P11"><field:fieldmark text:name="__Fieldmark__14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8" office:value-type="string">
            <text:p text:style-name="P11"><field:fieldmark text:name="__Fieldmark__14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18" office:value-type="string">
            <text:p text:style-name="P11"><field:fieldmark text:name="__Fieldmark__15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18" office:value-type="string">
            <text:p text:style-name="P11"><field:fieldmark text:name="__Fieldmark__151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19">
          <table:table-cell table:style-name="Table4.A19" table:number-columns-spanned="2" office:value-type="string">
            <text:p text:style-name="P8">MySQL:</text:p>
          </table:table-cell>
          <table:covered-table-cell/>
          <table:table-cell table:style-name="Table4.C19" office:value-type="string">
            <text:p text:style-name="P11"><field:fieldmark text:name="__Fieldmark__15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19" office:value-type="string">
            <text:p text:style-name="P11"><field:fieldmark text:name="__Fieldmark__15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19" office:value-type="string">
            <text:p text:style-name="P11"><field:fieldmark text:name="__Fieldmark__154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19" office:value-type="string">
            <text:p text:style-name="P11"><field:fieldmark text:name="__Fieldmark__155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19" office:value-type="string">
            <text:p text:style-name="P9"/>
          </table:table-cell>
          <table:table-cell table:style-name="Table4.H19" office:value-type="string">
            <text:p text:style-name="P11"><field:fieldmark text:name="__Fieldmark__15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19" office:value-type="string">
            <text:p text:style-name="P11"><field:fieldmark text:name="__Fieldmark__15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19" office:value-type="string">
            <text:p text:style-name="P11"><field:fieldmark text:name="__Fieldmark__158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K19" office:value-type="string">
            <text:p text:style-name="P11"><field:fieldmark text:name="__Fieldmark__15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19" office:value-type="string">
            <text:p text:style-name="P18"/>
          </table:table-cell>
          <table:table-cell table:style-name="Table4.M19" office:value-type="string">
            <text:p text:style-name="P11"><field:fieldmark text:name="__Fieldmark__16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19" office:value-type="string">
            <text:p text:style-name="P11"><field:fieldmark text:name="__Fieldmark__16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19" office:value-type="string">
            <text:p text:style-name="P11"><field:fieldmark text:name="__Fieldmark__16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19" office:value-type="string">
            <text:p text:style-name="P11"><field:fieldmark text:name="__Fieldmark__163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20">
          <table:table-cell table:style-name="Table4.A20" table:number-columns-spanned="1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1" table:number-columns-spanned="16" office:value-type="string">
            <text:p text:style-name="P3">Kenntnisse Betriebssysteme/Too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22" table:number-columns-spanned="2" office:value-type="string">
            <text:p text:style-name="P17"/>
          </table:table-cell>
          <table:covered-table-cell/>
          <table:table-cell table:style-name="Table4.C22" office:value-type="string">
            <text:p text:style-name="P4">1</text:p>
          </table:table-cell>
          <table:table-cell table:style-name="Table4.D22" office:value-type="string">
            <text:p text:style-name="P4">2</text:p>
          </table:table-cell>
          <table:table-cell table:style-name="Table4.E22" office:value-type="string">
            <text:p text:style-name="P4">3</text:p>
          </table:table-cell>
          <table:table-cell table:style-name="Table4.F22" office:value-type="string">
            <text:p text:style-name="P4">4</text:p>
          </table:table-cell>
          <table:table-cell table:style-name="Table4.G22" office:value-type="string">
            <text:p text:style-name="P5"/>
          </table:table-cell>
          <table:table-cell table:style-name="Table4.H22" office:value-type="string">
            <text:p text:style-name="P4">1</text:p>
          </table:table-cell>
          <table:table-cell table:style-name="Table4.I22" office:value-type="string">
            <text:p text:style-name="P4">2</text:p>
          </table:table-cell>
          <table:table-cell table:style-name="Table4.J22" office:value-type="string">
            <text:p text:style-name="P4">3</text:p>
          </table:table-cell>
          <table:table-cell table:style-name="Table4.K22" office:value-type="string">
            <text:p text:style-name="P4">4</text:p>
          </table:table-cell>
          <table:table-cell table:style-name="Table4.L22" office:value-type="string">
            <text:p text:style-name="P5"/>
          </table:table-cell>
          <table:table-cell table:style-name="Table4.M22" office:value-type="string">
            <text:p text:style-name="P4">1</text:p>
          </table:table-cell>
          <table:table-cell table:style-name="Table4.N22" office:value-type="string">
            <text:p text:style-name="P4">2</text:p>
          </table:table-cell>
          <table:table-cell table:style-name="Table4.O22" office:value-type="string">
            <text:p text:style-name="P4">3</text:p>
          </table:table-cell>
          <table:table-cell table:style-name="Table4.P22" office:value-type="string">
            <text:p text:style-name="P4">4</text:p>
          </table:table-cell>
        </table:table-row>
        <table:table-row table:style-name="Table4.23">
          <table:table-cell table:style-name="Table4.A23" table:number-columns-spanned="2" office:value-type="string">
            <text:p text:style-name="P15">Linux/Unix:</text:p>
          </table:table-cell>
          <table:covered-table-cell/>
          <table:table-cell table:style-name="Table4.C23" office:value-type="string">
            <text:p text:style-name="P11"><field:fieldmark text:name="__Fieldmark__16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23" office:value-type="string">
            <text:p text:style-name="P11"><field:fieldmark text:name="__Fieldmark__16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23" office:value-type="string">
            <text:p text:style-name="P11"><field:fieldmark text:name="__Fieldmark__16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23" office:value-type="string">
            <text:p text:style-name="P11"><field:fieldmark text:name="__Fieldmark__16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23" office:value-type="string">
            <text:p text:style-name="P8">Windwos:</text:p>
          </table:table-cell>
          <table:table-cell table:style-name="Table4.H23" office:value-type="string">
            <text:p text:style-name="P11"><field:fieldmark text:name="__Fieldmark__168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I23" office:value-type="string">
            <text:p text:style-name="P11"><field:fieldmark text:name="__Fieldmark__169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J23" office:value-type="string">
            <text:p text:style-name="P11"><field:fieldmark text:name="__Fieldmark__170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K23" office:value-type="string">
            <text:p text:style-name="P11"><field:fieldmark text:name="__Fieldmark__171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23" office:value-type="string">
            <text:p text:style-name="P10"><text:span text:style-name="T8">Tomcat</text:span><text:span text:style-name="T6">:</text:span></text:p>
          </table:table-cell>
          <table:table-cell table:style-name="Table4.M23" office:value-type="string">
            <text:p text:style-name="P11"><field:fieldmark text:name="__Fieldmark__17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23" office:value-type="string">
            <text:p text:style-name="P11"><field:fieldmark text:name="__Fieldmark__173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O23" office:value-type="string">
            <text:p text:style-name="P11"><field:fieldmark text:name="__Fieldmark__17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23" office:value-type="string">
            <text:p text:style-name="P11"><field:fieldmark text:name="__Fieldmark__175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24">
          <table:table-cell table:style-name="Table4.A24" table:number-columns-spanned="2" office:value-type="string">
            <text:p text:style-name="P8">JBoss:</text:p>
          </table:table-cell>
          <table:covered-table-cell/>
          <table:table-cell table:style-name="Table4.C24" office:value-type="string">
            <text:p text:style-name="P11"><field:fieldmark text:name="__Fieldmark__17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24" office:value-type="string">
            <text:p text:style-name="P11"><field:fieldmark text:name="__Fieldmark__17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24" office:value-type="string">
            <text:p text:style-name="P11"><field:fieldmark text:name="__Fieldmark__178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F24" office:value-type="string">
            <text:p text:style-name="P11"><field:fieldmark text:name="__Fieldmark__17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24" office:value-type="string">
            <text:p text:style-name="P8">Git:</text:p>
          </table:table-cell>
          <table:table-cell table:style-name="Table4.H24" office:value-type="string">
            <text:p text:style-name="P11"><field:fieldmark text:name="__Fieldmark__18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24" office:value-type="string">
            <text:p text:style-name="P11"><field:fieldmark text:name="__Fieldmark__181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J24" office:value-type="string">
            <text:p text:style-name="P11"><field:fieldmark text:name="__Fieldmark__182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K24" office:value-type="string">
            <text:p text:style-name="P11"><field:fieldmark text:name="__Fieldmark__18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L24" office:value-type="string">
            <text:p text:style-name="P13">Buildsysteme:</text:p>
          </table:table-cell>
          <table:table-cell table:style-name="Table4.M24" office:value-type="string">
            <text:p text:style-name="P11"><field:fieldmark text:name="__Fieldmark__184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N24" office:value-type="string">
            <text:p text:style-name="P11"><field:fieldmark text:name="__Fieldmark__185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O24" office:value-type="string">
            <text:p text:style-name="P11"><field:fieldmark text:name="__Fieldmark__18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24" office:value-type="string">
            <text:p text:style-name="P11"><field:fieldmark text:name="__Fieldmark__187_1386084469" field:type="vnd.oasis.opendocument.field.FORMCHECKBOX"><field:param field:name="Checkbox_HelpText" field:value=""/><field:param field:name="Checkbox_Name" field:value="Kontrollkästchen5"/></field:fieldmark></text:p>
          </table:table-cell>
        </table:table-row>
        <table:table-row table:style-name="Table4.25">
          <table:table-cell table:style-name="Table4.A25" table:number-columns-spanned="2" office:value-type="string">
            <text:p text:style-name="P8">Hudson:</text:p>
          </table:table-cell>
          <table:covered-table-cell/>
          <table:table-cell table:style-name="Table4.C25" office:value-type="string">
            <text:p text:style-name="P11"><field:fieldmark text:name="__Fieldmark__18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25" office:value-type="string">
            <text:p text:style-name="P11"><field:fieldmark text:name="__Fieldmark__18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E25" office:value-type="string">
            <text:p text:style-name="P11"><field:fieldmark text:name="__Fieldmark__190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F25" office:value-type="string">
            <text:p text:style-name="P11"><field:fieldmark text:name="__Fieldmark__191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G25" office:value-type="string">
            <text:p text:style-name="P8">Eclipse:</text:p>
          </table:table-cell>
          <table:table-cell table:style-name="Table4.H25" office:value-type="string">
            <text:p text:style-name="P11"><field:fieldmark text:name="__Fieldmark__19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25" office:value-type="string">
            <text:p text:style-name="P11"><field:fieldmark text:name="__Fieldmark__193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J25" office:value-type="string">
            <text:p text:style-name="P11"><field:fieldmark text:name="__Fieldmark__19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K25" office:value-type="string">
            <text:p text:style-name="P11"><field:fieldmark text:name="__Fieldmark__195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L25" office:value-type="string">
            <text:p text:style-name="P10"><text:span text:style-name="T6">LDAP/AD</text:span><text:span text:style-name="T8">:</text:span></text:p>
          </table:table-cell>
          <table:table-cell table:style-name="Table4.M25" office:value-type="string">
            <text:p text:style-name="P11"><field:fieldmark text:name="__Fieldmark__19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25" office:value-type="string">
            <text:p text:style-name="P11"><field:fieldmark text:name="__Fieldmark__197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25" office:value-type="string">
            <text:p text:style-name="P11"><field:fieldmark text:name="__Fieldmark__19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25" office:value-type="string">
            <text:p text:style-name="P11"><field:fieldmark text:name="__Fieldmark__199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</table:table-row>
        <table:table-row table:style-name="Table4.25">
          <table:table-cell table:style-name="Table4.A26" table:number-columns-spanned="2" office:value-type="string">
            <text:p text:style-name="P8">JUnit</text:p>
          </table:table-cell>
          <table:covered-table-cell/>
          <table:table-cell table:style-name="Table4.C26" office:value-type="string">
            <text:p text:style-name="P11"><field:fieldmark text:name="__Fieldmark__200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26" office:value-type="string">
            <text:p text:style-name="P11"><field:fieldmark text:name="__Fieldmark__201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26" office:value-type="string">
            <text:p text:style-name="P11"><field:fieldmark text:name="__Fieldmark__20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26" office:value-type="string">
            <text:p text:style-name="P11"><field:fieldmark text:name="__Fieldmark__20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26" office:value-type="string">
            <text:p text:style-name="P9"/>
          </table:table-cell>
          <table:table-cell table:style-name="Table4.H26" office:value-type="string">
            <text:p text:style-name="P12"/>
          </table:table-cell>
          <table:table-cell table:style-name="Table4.I26" office:value-type="string">
            <text:p text:style-name="P12"/>
          </table:table-cell>
          <table:table-cell table:style-name="Table4.J26" office:value-type="string">
            <text:p text:style-name="P12"/>
          </table:table-cell>
          <table:table-cell table:style-name="Table4.K26" office:value-type="string">
            <text:p text:style-name="P12"/>
          </table:table-cell>
          <table:table-cell table:style-name="Table4.L26" office:value-type="string">
            <text:p text:style-name="P9"/>
          </table:table-cell>
          <table:table-cell table:style-name="Table4.M26" office:value-type="string">
            <text:p text:style-name="P12"/>
          </table:table-cell>
          <table:table-cell table:style-name="Table4.N26" office:value-type="string">
            <text:p text:style-name="P12"/>
          </table:table-cell>
          <table:table-cell table:style-name="Table4.O26" office:value-type="string">
            <text:p text:style-name="P12"/>
          </table:table-cell>
          <table:table-cell table:style-name="Table4.P26" office:value-type="string">
            <text:p text:style-name="P12"/>
          </table:table-cell>
        </table:table-row>
        <table:table-row table:style-name="Table4.15">
          <table:table-cell table:style-name="Table4.A27" table:number-columns-spanned="14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7" office:value-type="string">
            <text:p text:style-name="P23"/>
          </table:table-cell>
          <table:table-cell table:style-name="Table4.P27" office:value-type="string">
            <text:p text:style-name="P23"/>
          </table:table-cell>
        </table:table-row>
        <table:table-row table:style-name="Table4.15">
          <table:table-cell table:style-name="Table4.A28" table:number-columns-spanned="14" office:value-type="string">
            <text:p text:style-name="P3">Kenntnisse in Meta-Them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O28" office:value-type="string">
            <text:p text:style-name="P23"/>
          </table:table-cell>
          <table:table-cell table:style-name="Table4.P28" office:value-type="string">
            <text:p text:style-name="P23"/>
          </table:table-cell>
        </table:table-row>
        <table:table-row table:style-name="Table4.17">
          <table:table-cell table:style-name="Table4.A29" table:number-columns-spanned="2" office:value-type="string">
            <text:p text:style-name="P12"/>
          </table:table-cell>
          <table:covered-table-cell/>
          <table:table-cell table:style-name="Table4.C29" office:value-type="string">
            <text:p text:style-name="P4">1</text:p>
          </table:table-cell>
          <table:table-cell table:style-name="Table4.D29" office:value-type="string">
            <text:p text:style-name="P4">2</text:p>
          </table:table-cell>
          <table:table-cell table:style-name="Table4.E29" office:value-type="string">
            <text:p text:style-name="P4">3</text:p>
          </table:table-cell>
          <table:table-cell table:style-name="Table4.F29" office:value-type="string">
            <text:p text:style-name="P4">4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4">1</text:p>
          </table:table-cell>
          <table:table-cell table:style-name="Table4.I29" office:value-type="string">
            <text:p text:style-name="P4">2</text:p>
          </table:table-cell>
          <table:table-cell table:style-name="Table4.J29" office:value-type="string">
            <text:p text:style-name="P4">3</text:p>
          </table:table-cell>
          <table:table-cell table:style-name="Table4.K29" office:value-type="string">
            <text:p text:style-name="P4">4</text:p>
          </table:table-cell>
          <table:table-cell table:style-name="Table4.L29" office:value-type="string">
            <text:p text:style-name="P5"/>
          </table:table-cell>
          <table:table-cell table:style-name="Table4.M29" office:value-type="string">
            <text:p text:style-name="P4">1</text:p>
          </table:table-cell>
          <table:table-cell table:style-name="Table4.N29" office:value-type="string">
            <text:p text:style-name="P4">2</text:p>
          </table:table-cell>
          <table:table-cell table:style-name="Table4.O29" office:value-type="string">
            <text:p text:style-name="P4">3</text:p>
          </table:table-cell>
          <table:table-cell table:style-name="Table4.P29" office:value-type="string">
            <text:p text:style-name="P4">4</text:p>
          </table:table-cell>
        </table:table-row>
        <table:table-row table:style-name="Table4.18">
          <table:table-cell table:style-name="Table4.A30" table:number-columns-spanned="2" office:value-type="string">
            <text:p text:style-name="P15">Enterpr. Architekt.</text:p>
          </table:table-cell>
          <table:covered-table-cell/>
          <table:table-cell table:style-name="Table4.C30" office:value-type="string">
            <text:p text:style-name="P11"><field:fieldmark text:name="__Fieldmark__20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30" office:value-type="string">
            <text:p text:style-name="P11"><field:fieldmark text:name="__Fieldmark__20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30" office:value-type="string">
            <text:p text:style-name="P11"><field:fieldmark text:name="__Fieldmark__20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30" office:value-type="string">
            <text:p text:style-name="P11"><field:fieldmark text:name="__Fieldmark__207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G30" office:value-type="string">
            <text:p text:style-name="P8">Soft-Skill Theorie:</text:p>
          </table:table-cell>
          <table:table-cell table:style-name="Table4.H30" office:value-type="string">
            <text:p text:style-name="P11"><field:fieldmark text:name="__Fieldmark__20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I30" office:value-type="string">
            <text:p text:style-name="P11"><field:fieldmark text:name="__Fieldmark__20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J30" office:value-type="string">
            <text:p text:style-name="P11"><field:fieldmark text:name="__Fieldmark__210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K30" office:value-type="string">
            <text:p text:style-name="P11"><field:fieldmark text:name="__Fieldmark__211_1386084469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4.L30" office:value-type="string">
            <text:p text:style-name="P10"><text:span text:style-name="T8">Scrum</text:span>:</text:p>
          </table:table-cell>
          <table:table-cell table:style-name="Table4.M30" office:value-type="string">
            <text:p text:style-name="P11"><field:fieldmark text:name="__Fieldmark__212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N30" office:value-type="string">
            <text:p text:style-name="P11"><field:fieldmark text:name="__Fieldmark__213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O30" office:value-type="string">
            <text:p text:style-name="P11"><field:fieldmark text:name="__Fieldmark__214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P30" office:value-type="string">
            <text:p text:style-name="P11"><field:fieldmark text:name="__Fieldmark__215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</table:table-row>
        <table:table-row table:style-name="Table4.18">
          <table:table-cell table:style-name="Table4.A31" table:number-columns-spanned="2" office:value-type="string">
            <text:p text:style-name="P15">Test-Theorie</text:p>
          </table:table-cell>
          <table:covered-table-cell/>
          <table:table-cell table:style-name="Table4.C31" office:value-type="string">
            <text:p text:style-name="P11"><field:fieldmark text:name="__Fieldmark__216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D31" office:value-type="string">
            <text:p text:style-name="P11"><field:fieldmark text:name="__Fieldmark__217_1386084469" field:type="vnd.oasis.opendocument.field.FORMCHECKBOX"><field:param field:name="Checkbox_Checked" field:value="true"/><field:param field:name="Checkbox_HelpText" field:value=""/><field:param field:name="Checkbox_Name" field:value=""/></field:fieldmark></text:p>
          </table:table-cell>
          <table:table-cell table:style-name="Table4.E31" office:value-type="string">
            <text:p text:style-name="P11"><field:fieldmark text:name="__Fieldmark__218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F31" office:value-type="string">
            <text:p text:style-name="P11"><field:fieldmark text:name="__Fieldmark__219_1386084469" field:type="vnd.oasis.opendocument.field.FORMCHECKBOX"><field:param field:name="Checkbox_HelpText" field:value=""/><field:param field:name="Checkbox_Name" field:value="Kontrollkästchen5"/></field:fieldmark></text:p>
          </table:table-cell>
          <table:table-cell table:style-name="Table4.G31" office:value-type="string">
            <text:p text:style-name="P9"/>
          </table:table-cell>
          <table:table-cell table:style-name="Table4.H31" office:value-type="string">
            <text:p text:style-name="P12"/>
          </table:table-cell>
          <table:table-cell table:style-name="Table4.I31" office:value-type="string">
            <text:p text:style-name="P12"/>
          </table:table-cell>
          <table:table-cell table:style-name="Table4.J31" office:value-type="string">
            <text:p text:style-name="P12"/>
          </table:table-cell>
          <table:table-cell table:style-name="Table4.K31" office:value-type="string">
            <text:p text:style-name="P12"/>
          </table:table-cell>
          <table:table-cell table:style-name="Table4.L31" office:value-type="string">
            <text:p text:style-name="P14"/>
          </table:table-cell>
          <table:table-cell table:style-name="Table4.M31" office:value-type="string">
            <text:p text:style-name="P12"/>
          </table:table-cell>
          <table:table-cell table:style-name="Table4.N31" office:value-type="string">
            <text:p text:style-name="P12"/>
          </table:table-cell>
          <table:table-cell table:style-name="Table4.O31" office:value-type="string">
            <text:p text:style-name="P12"/>
          </table:table-cell>
          <table:table-cell table:style-name="Table4.P3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entury Gothic" fo:font-size="10pt" fo:language="de" fo:country="DE" style:font-name-asian="Times New Roman" style:font-size-asian="10pt" style:font-name-complex="Century Gothic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835in" fo:text-align="center" style:justify-single-word="false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Tabelle_20_-_20_Überschrift" style:display-name="Tabelle - Überschrift" style:family="paragraph" style:parent-style-name="Standard">
      <style:text-properties fo:text-transform="uppercase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ompetenzprofil</dc:title>
    <meta:initial-creator>hdenk</meta:initial-creator>
    <meta:creation-date>2010-11-23T04:37:00</meta:creation-date>
    <dc:creator>hdenk</dc:creator>
    <dc:date>2010-11-23T14:27:00</dc:date>
    <meta:print-date>2010-11-23T12:41:00</meta:print-date>
    <meta:editing-cycles>11</meta:editing-cycles>
    <meta:document-statistic meta:table-count="4" meta:image-count="0" meta:object-count="0" meta:page-count="2" meta:paragraph-count="355" meta:word-count="438" meta:character-count="1649" meta:non-whitespace-character-count="1534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